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2.382cm" svg:height="12.963cm" svg:x="16.665cm" svg:y="0.239cm">
            <draw:object draw:notify-on-update-of-ranges="Planilha1.A3:Planilha1.A57 Planilha1.B2:Planilha1.B2 Planilha1.B3:Planilha1.B57 Planilha1.C2:Planilha1.C2 Planilha1.C3:Planilha1.C57 Planilha1.D2:Planilha1.D2 Planilha1.D3:Planilha1.D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196cm" svg:height="9.11cm" svg:x="0cm" svg:y="4.119cm">
            <draw:object draw:notify-on-update-of-ranges="Planilha1.A3:Planilha1.A57 Planilha1.B2:Planilha1.B2 Planilha1.B3:Planilha1.B57 Planilha1.C2:Planilha1.C2 Planilha1.C3:Planilha1.C57 Planilha1.D2:Planilha1.D2 Planilha1.D3:Planilha1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3"/>
        <table:table-column table:style-name="co2" table:number-columns-repeated="102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Tempo médio de execução para P = n1xm2 / 8</text:p>
          </table:table-cell>
          <table:covered-table-cell table:number-columns-repeated="3" table:style-name="Default"/>
          <table:table-cell table:number-columns-repeated="1020"/>
        </table:table-row>
        <table:table-row table:style-name="ro1">
          <table:table-cell office:value-type="string" calcext:value-type="string">
            <text:p>Tamanho da Matriz Resultado</text:p>
          </table:table-cell>
          <table:table-cell table:style-name="ce1" office:value-type="string" calcext:value-type="string">
            <text:p>Paralelo_Threads</text:p>
          </table:table-cell>
          <table:table-cell table:style-name="ce1" office:value-type="string" calcext:value-type="string">
            <text:p>Paralelo_Processos</text:p>
          </table:table-cell>
          <table:table-cell table:style-name="ce1" office:value-type="string" calcext:value-type="string">
            <text:p>Sequencial</text:p>
          </table:table-cell>
          <table:table-cell table:style-name="ce1"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 x 150</text:p>
          </table:table-cell>
          <table:table-cell table:formula="of:=AVERAGE([.B3:.B12])" office:value-type="float" office:value="0.1" calcext:value-type="float">
            <text:p>0,1s</text:p>
          </table:table-cell>
          <table:table-cell table:formula="of:=AVERAGE([.C3:.C12])" office:value-type="float" office:value="0" calcext:value-type="float">
            <text:p>0s</text:p>
          </table:table-cell>
          <table:table-cell table:formula="of:=AVERAGE([.D3:.D12])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office:value-type="float" office:value="0" calcext:value-type="float">
            <text:p>0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x 300</text:p>
          </table:table-cell>
          <table:table-cell table:formula="of:=AVERAGE([.B14:.B23])" office:value-type="float" office:value="0" calcext:value-type="float">
            <text:p>0s</text:p>
          </table:table-cell>
          <table:table-cell table:formula="of:=AVERAGE([.C14:.C23])" office:value-type="float" office:value="0.1" calcext:value-type="float">
            <text:p>0,1s</text:p>
          </table:table-cell>
          <table:table-cell table:formula="of:=AVERAGE([.D14:.D23])" office:value-type="float" office:value="0.6" calcext:value-type="float">
            <text:p>0,6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s</text:p>
          </table:table-cell>
          <table:table-cell office:value-type="float" office:value="2" calcext:value-type="float">
            <text:p>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0 x 600</text:p>
          </table:table-cell>
          <table:table-cell table:formula="of:=AVERAGE([.B25:.B34])" office:value-type="float" office:value="1" calcext:value-type="float">
            <text:p>1s</text:p>
          </table:table-cell>
          <table:table-cell table:formula="of:=AVERAGE([.C25:.C34])" office:value-type="float" office:value="1" calcext:value-type="float">
            <text:p>1s</text:p>
          </table:table-cell>
          <table:table-cell table:formula="of:=AVERAGE([.D25:.D34])" office:value-type="float" office:value="1.1" calcext:value-type="float">
            <text:p>1,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2" calcext:value-type="float">
            <text:p>1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s</text:p>
          </table:table-cell>
          <table:table-cell office:value-type="float" office:value="2" calcext:value-type="float">
            <text:p>2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2" calcext:value-type="float">
            <text:p>1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0 x 1200</text:p>
          </table:table-cell>
          <table:table-cell table:formula="of:=AVERAGE([.B36:.B45])" office:value-type="float" office:value="3" calcext:value-type="float">
            <text:p>3s</text:p>
          </table:table-cell>
          <table:table-cell table:formula="of:=AVERAGE([.C36:.C45])" office:value-type="float" office:value="2.9" calcext:value-type="float">
            <text:p>2,9s</text:p>
          </table:table-cell>
          <table:table-cell table:formula="of:=AVERAGE([.D36:.D45])" office:value-type="float" office:value="12.8" calcext:value-type="float">
            <text:p>12,8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0" calcext:value-type="float">
            <text:p>12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s</text:p>
          </table:table-cell>
          <table:table-cell office:value-type="float" office:value="20" calcext:value-type="float">
            <text:p>20s</text:p>
          </table:table-cell>
          <table:table-cell office:value-type="float" office:value="123" calcext:value-type="float">
            <text:p>12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s</text:p>
          </table:table-cell>
          <table:table-cell office:value-type="float" office:value="20" calcext:value-type="float">
            <text:p>20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s</text:p>
          </table:table-cell>
          <table:table-cell office:value-type="float" office:value="21" calcext:value-type="float">
            <text:p>21s</text:p>
          </table:table-cell>
          <table:table-cell office:value-type="float" office:value="123" calcext:value-type="float">
            <text:p>12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00 x 2400</text:p>
          </table:table-cell>
          <table:table-cell table:formula="of:=AVERAGE([.B47:.B56])" office:value-type="float" office:value="23.1" calcext:value-type="float">
            <text:p>23,1s</text:p>
          </table:table-cell>
          <table:table-cell table:formula="of:=AVERAGE([.C47:.C56])" office:value-type="float" office:value="19.4" calcext:value-type="float">
            <text:p>19,4s</text:p>
          </table:table-cell>
          <table:table-cell table:formula="of:=AVERAGE([.D47:.D56])" office:value-type="float" office:value="121.7" calcext:value-type="float">
            <text:p>121,7s</text:p>
          </table:table-cell>
          <table:table-cell table:number-columns-repeated="1020"/>
        </table:table-row>
      </table:table>
      <table:table table:name="resultados_2400x2400_p72000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</table:table>
      <table:table table:name="resultados_1200x1200_p180000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1200 x 1200</text:p>
          </table:table-cell>
          <table:table-cell office:value-type="string" calcext:value-type="string">
            <text:p><text:s/>P = 18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resultados_600x600_p45000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600 x 600</text:p>
          </table:table-cell>
          <table:table-cell office:value-type="string" calcext:value-type="string">
            <text:p><text:s/>P = 4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resultados_300x300_p11250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300 x 300</text:p>
          </table:table-cell>
          <table:table-cell office:value-type="string" calcext:value-type="string">
            <text:p><text:s/>P = 1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sultados_150x150_p2812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150 x 150</text:p>
          </table:table-cell>
          <table:table-cell office:value-type="string" calcext:value-type="string">
            <text:p><text:s/>P = 2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 x 150</text:p>
          </table:table-cell>
          <table:table-cell table:formula="of:=AVERAGE([.B3:.B12])" office:value-type="float" office:value="0.1" calcext:value-type="float">
            <text:p>0,1</text:p>
          </table:table-cell>
          <table:table-cell table:formula="of:=AVERAGE([.C3:.C12])" office:value-type="float" office:value="0" calcext:value-type="float">
            <text:p>0</text:p>
          </table:table-cell>
          <table:table-cell table:formula="of:=AVERAGE([.D3:.D12]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 x 300</text:p>
          </table:table-cell>
          <table:table-cell table:formula="of:=AVERAGE([.B14:.B23])" office:value-type="float" office:value="0" calcext:value-type="float">
            <text:p>0</text:p>
          </table:table-cell>
          <table:table-cell table:formula="of:=AVERAGE([.C14:.C23])" office:value-type="float" office:value="0.1" calcext:value-type="float">
            <text:p>0,1</text:p>
          </table:table-cell>
          <table:table-cell table:formula="of:=AVERAGE([.D14:.D23])" office:value-type="float" office:value="0.6" calcext:value-type="float">
            <text:p>0,6</text:p>
          </table:table-cell>
        </table:table-row>
        <table:table-row table:style-name="ro1" table:visibility="collapse"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0 x 600</text:p>
          </table:table-cell>
          <table:table-cell table:formula="of:=AVERAGE([.B25:.B34])" office:value-type="float" office:value="1" calcext:value-type="float">
            <text:p>1</text:p>
          </table:table-cell>
          <table:table-cell table:formula="of:=AVERAGE([.C25:.C34])" office:value-type="float" office:value="1" calcext:value-type="float">
            <text:p>1</text:p>
          </table:table-cell>
          <table:table-cell table:formula="of:=AVERAGE([.D25:.D34])" office:value-type="float" office:value="1.1" calcext:value-type="float">
            <text:p>1,1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00 x 1200</text:p>
          </table:table-cell>
          <table:table-cell table:formula="of:=AVERAGE([.B36:.B45])" office:value-type="float" office:value="3" calcext:value-type="float">
            <text:p>3</text:p>
          </table:table-cell>
          <table:table-cell table:formula="of:=AVERAGE([.C36:.C45])" office:value-type="float" office:value="2.9" calcext:value-type="float">
            <text:p>2,9</text:p>
          </table:table-cell>
          <table:table-cell table:formula="of:=AVERAGE([.D36:.D45])" office:value-type="float" office:value="12.8" calcext:value-type="float">
            <text:p>12,8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400 x 2400</text:p>
          </table:table-cell>
          <table:table-cell table:formula="of:=AVERAGE([.B47:.B56])" office:value-type="float" office:value="23.1" calcext:value-type="float">
            <text:p>23,1</text:p>
          </table:table-cell>
          <table:table-cell table:formula="of:=AVERAGE([.C47:.C56])" office:value-type="float" office:value="19.4" calcext:value-type="float">
            <text:p>19,4</text:p>
          </table:table-cell>
          <table:table-cell table:formula="of:=AVERAGE([.D47:.D56])" office:value-type="float" office:value="121.7" calcext:value-type="float">
            <text:p>121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2" number:min-decimal-places="2" number:min-integer-digits="1"/>
      <number:text>s</number:text>
    </number:number-style>
    <number:number-style style:name="N107">
      <number:number number:min-integer-digits="1"/>
      <number:text>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9:34:52.965202381</meta:creation-date>
    <dc:date>2022-09-30T13:26:30.729886643</dc:date>
    <meta:editing-duration>PT1H20M56S</meta:editing-duration>
    <meta:editing-cycles>15</meta:editing-cycles>
    <meta:generator>LibreOffice/7.3.6.2$Linux_X86_64 LibreOffice_project/30$Build-2</meta:generator>
    <meta:document-statistic meta:table-count="6" meta:cell-count="6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min-integer-digits="1"/>
      <number:text>s</number:text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7cm" svg:height="9.111cm" xlink:href=".." xlink:type="simple" chart:class="chart:line" chart:style-name="ch1">
        <chart:title svg:x="3.398cm" svg:y="0.318cm" chart:style-name="ch2">
          <text:p>Tempo médio de execução para P = n1xm2 / 8</text:p>
        </chart:title>
        <chart:legend chart:legend-position="end" svg:x="11.857cm" svg:y="3.81cm" style:legend-expansion="custom" svg:width="3.801cm" svg:height="1.442cm" style:legend-expansion-aspect-ratio="2.63592233009709" chart:style-name="ch3"/>
        <chart:plot-area chart:style-name="ch4" table:cell-range-address="Planilha1.A2:Planilha1.D57" chart:data-source-has-labels="both" svg:x="1.334cm" svg:y="1.279cm" svg:width="10.312cm" svg:height="6.669cm">
          <chart:coordinate-region svg:x="2.326cm" svg:y="1.479cm" svg:width="8.379cm" svg:height="5.822cm"/>
          <chart:axis chart:dimension="x" chart:name="primary-x" chart:style-name="ch5" chartooo:axis-type="auto">
            <chartooo:date-scale/>
            <chart:title svg:x="4.488cm" svg:y="8.13cm" chart:style-name="ch6">
              <text:p>Tamanho Matriz Resultado</text:p>
            </chart:title>
            <chart:categories table:cell-range-address="Planilha1.A3:Planilha1.A57"/>
          </chart:axis>
          <chart:axis chart:dimension="y" chart:name="primary-y" chart:style-name="ch7">
            <chart:title svg:x="0.451cm" svg:y="6.033cm" chart:style-name="ch8">
              <text:p>Tempo (segundos)</text:p>
            </chart:title>
            <chart:grid chart:style-name="ch9" chart:class="major"/>
          </chart:axis>
          <chart:series chart:style-name="ch10" chart:values-cell-range-address="Planilha1.B3:Planilha1.B57" chart:label-cell-address="Planilha1.B2:Planilha1.B2" chart:class="chart:line">
            <chart:data-point chart:repeated="5"/>
          </chart:series>
          <chart:series chart:style-name="ch11" chart:values-cell-range-address="Planilha1.C3:Planilha1.C57" chart:label-cell-address="Planilha1.C2:Planilha1.C2" chart:class="chart:line">
            <chart:data-point chart:repeated="5"/>
          </chart:series>
          <chart:series chart:style-name="ch12" chart:values-cell-range-address="Planilha1.D3:Planilha1.D57" chart:label-cell-address="Planilha1.D2:Planilha1.D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Threads</text:p>
                <draw:g>
                  <svg:desc>Planilha1.B2:Planilha1.B2</svg:desc>
                </draw:g>
              </table:table-cell>
              <table:table-cell office:value-type="string">
                <text:p>Paralelo_Processos</text:p>
                <draw:g>
                  <svg:desc>Planilha1.C2:Planilha1.C2</svg:desc>
                </draw:g>
              </table:table-cell>
              <table:table-cell office:value-type="string">
                <text:p>Sequencial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x 150</text:p>
                <draw:g>
                  <svg:desc>Planilha1.A3:Planilha1.A57</svg:desc>
                </draw:g>
              </table:table-cell>
              <table:table-cell office:value-type="float" office:value="0.1">
                <text:p>0.1</text:p>
                <draw:g>
                  <svg:desc>Planilha1.B3:Planilha1.B57</svg:desc>
                </draw:g>
              </table:table-cell>
              <table:table-cell office:value-type="float" office:value="0">
                <text:p>0</text:p>
                <draw:g>
                  <svg:desc>Planilha1.C3:Planilha1.C57</svg:desc>
                </draw:g>
              </table:table-cell>
              <table:table-cell office:value-type="float" office:value="0">
                <text:p>0</text:p>
                <draw:g>
                  <svg:desc>Planilha1.D3:Planilha1.D57</svg:desc>
                </draw:g>
              </table:table-cell>
            </table:table-row>
            <table:table-row>
              <table:table-cell office:value-type="string">
                <text:p>300 x 3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0 x 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00 x 1200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400 x 2400</text:p>
              </table:table-cell>
              <table:table-cell office:value-type="float" office:value="23.1">
                <text:p>23.1</text:p>
              </table:table-cell>
              <table:table-cell office:value-type="float" office:value="19.4">
                <text:p>19.4</text:p>
              </table:table-cell>
              <table:table-cell office:value-type="float" office:value="121.7">
                <text:p>12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min-integer-digits="1"/>
      <number:text>s</number:text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3" style:family="chart">
      <style:text-properties fo:color="#0000ee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6" style:family="chart">
      <style:text-properties fo:color="#cc0000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d320"/>
    </style:style>
    <style:style style:name="ch19" style:family="chart">
      <style:text-properties fo:color="#ffd320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83cm" svg:height="12.964cm" xlink:href=".." xlink:type="simple" chart:class="chart:line" chart:style-name="ch1">
        <chart:title svg:x="6.491cm" svg:y="0.395cm" chart:style-name="ch2">
          <text:p>Tempo médio de execução para P = n1xm2 / 8</text:p>
        </chart:title>
        <chart:subtitle svg:x="6.491cm" svg:y="1.433cm" chart:style-name="ch3">
          <text:p>R²: Coeficiente de determinação da linha de tendência</text:p>
        </chart:subtitle>
        <chart:legend chart:legend-position="end" svg:x="17.11cm" svg:y="5.222cm" style:legend-expansion="custom" svg:width="4.539cm" svg:height="2.978cm" style:legend-expansion-aspect-ratio="1.52417730020148" chart:style-name="ch4"/>
        <chart:plot-area chart:style-name="ch5" table:cell-range-address="Planilha1.A2:Planilha1.D57" chart:data-source-has-labels="both" svg:x="1.458cm" svg:y="2.375cm" svg:width="15.562cm" svg:height="9.349cm">
          <chart:coordinate-region svg:x="2.45cm" svg:y="2.574cm" svg:width="13.629cm" svg:height="8.503cm"/>
          <chart:axis chart:dimension="x" chart:name="primary-x" chart:style-name="ch6" chartooo:axis-type="auto">
            <chartooo:date-scale/>
            <chart:title svg:x="7.237cm" svg:y="11.983cm" chart:style-name="ch7">
              <text:p>Tamanho Matriz Resultado</text:p>
            </chart:title>
            <chart:categories table:cell-range-address="Planilha1.A3:Planilha1.A57"/>
          </chart:axis>
          <chart:axis chart:dimension="y" chart:name="primary-y" chart:style-name="ch8">
            <chart:title svg:x="0.451cm" svg:y="8.469cm" chart:style-name="ch9">
              <text:p>Tempo (segundos)</text:p>
            </chart:title>
            <chart:grid chart:style-name="ch10" chart:class="major"/>
          </chart:axis>
          <chart:series chart:style-name="ch11" chart:values-cell-range-address="Planilha1.B3:Planilha1.B57" chart:label-cell-address="Planilha1.B2:Planilha1.B2" chart:class="chart:line">
            <chart:regression-curve chart:style-name="ch12">
              <chart:equation chart:display-equation="false" chart:display-r-square="true" svg:x="2.985cm" svg:y="7.963cm" chart:style-name="ch13"/>
            </chart:regression-curve>
            <chart:data-point chart:repeated="5"/>
          </chart:series>
          <chart:series chart:style-name="ch14" chart:values-cell-range-address="Planilha1.C3:Planilha1.C57" chart:label-cell-address="Planilha1.C2:Planilha1.C2" chart:class="chart:line">
            <chart:regression-curve chart:style-name="ch15">
              <chart:equation chart:display-equation="false" chart:display-r-square="true" svg:x="2.952cm" svg:y="8.867cm" chart:style-name="ch16"/>
            </chart:regression-curve>
            <chart:data-point chart:repeated="5"/>
          </chart:series>
          <chart:series chart:style-name="ch17" chart:values-cell-range-address="Planilha1.D3:Planilha1.D57" chart:label-cell-address="Planilha1.D2:Planilha1.D2" chart:class="chart:line">
            <chart:regression-curve chart:style-name="ch18">
              <chart:equation chart:display-equation="false" chart:display-r-square="true" svg:x="2.935cm" svg:y="5.551cm" chart:style-name="ch19"/>
            </chart:regression-curve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Threads</text:p>
                <draw:g>
                  <svg:desc>Planilha1.B2:Planilha1.B2</svg:desc>
                </draw:g>
              </table:table-cell>
              <table:table-cell office:value-type="string">
                <text:p>Paralelo_Processos</text:p>
                <draw:g>
                  <svg:desc>Planilha1.C2:Planilha1.C2</svg:desc>
                </draw:g>
              </table:table-cell>
              <table:table-cell office:value-type="string">
                <text:p>Sequencial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x 150</text:p>
                <draw:g>
                  <svg:desc>Planilha1.A3:Planilha1.A57</svg:desc>
                </draw:g>
              </table:table-cell>
              <table:table-cell office:value-type="float" office:value="0.1">
                <text:p>0.1</text:p>
                <draw:g>
                  <svg:desc>Planilha1.B3:Planilha1.B57</svg:desc>
                </draw:g>
              </table:table-cell>
              <table:table-cell office:value-type="float" office:value="0">
                <text:p>0</text:p>
                <draw:g>
                  <svg:desc>Planilha1.C3:Planilha1.C57</svg:desc>
                </draw:g>
              </table:table-cell>
              <table:table-cell office:value-type="float" office:value="0">
                <text:p>0</text:p>
                <draw:g>
                  <svg:desc>Planilha1.D3:Planilha1.D57</svg:desc>
                </draw:g>
              </table:table-cell>
            </table:table-row>
            <table:table-row>
              <table:table-cell office:value-type="string">
                <text:p>300 x 3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0 x 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00 x 1200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400 x 2400</text:p>
              </table:table-cell>
              <table:table-cell office:value-type="float" office:value="23.1">
                <text:p>23.1</text:p>
              </table:table-cell>
              <table:table-cell office:value-type="float" office:value="19.4">
                <text:p>19.4</text:p>
              </table:table-cell>
              <table:table-cell office:value-type="float" office:value="121.7">
                <text:p>12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